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problem-description"/>Problem Description</text:h>
      <text:p text:style-name="Text_20_body">This challenge contains two stage problem:</text:p>
      <text:list xml:id="list4090733277" text:style-name="L1">
        <text:list-item>
          <text:p text:style-name="P4"><text:span text:style-name="Strong_20_Emphasis">Building a data pipeline: </text:span>Build a data pipeline to stream power consumption/load data using <text:span text:style-name="Strong_20_Emphasis">kafka</text:span>, you may use any processing system of your choice to ingest the data. </text:p>
        </text:list-item>
        <text:list-item>
          <text:p text:style-name="P4"><text:span text:style-name="Strong_20_Emphasis">Generate real-time Alert: </text:span>Generate real-time alerts on power consumption (coming from kafka stream) when: </text:p>
          <text:list>
            <text:list-item>
              <text:p text:style-name="P4">(<text:span text:style-name="Strong_20_Emphasis">Alert Type 1</text:span>) Hourly consumption for a household is higher than 1 standard deviation for that hour for that household's mean consumption historically for that hour </text:p>
            </text:list-item>
            <text:list-item>
              <text:p text:style-name="P1">(<text:span text:style-name="Strong_20_Emphasis">Alert Type 2</text:span>) Hourly consumption for a household is higher than 1 standard deviation of mean consumption across all households within that particular hour on that day </text:p>
            </text:list-item>
          </text:list>
        </text:list-item>
      </text:list>
      <text:p text:style-name="Text_20_body"> </text:p>
      <text:h text:style-name="Heading_20_3" text:outline-level="3"><text:bookmark text:name="data-description"/>Data Description</text:h>
      <text:p text:style-name="Text_20_body">Dataset is based on recordings originating from smart plugs, which are deployed in private households.</text:p>
      <text:list xml:id="list1444725881" text:style-name="L2">
        <text:list-item>
          <text:p text:style-name="P5">We have a hierarchical structure with a house, identified by a unique house id, being the topmost entity. </text:p>
        </text:list-item>
        <text:list-item>
          <text:p text:style-name="P5">Every house contains one or more households, identified by a unique household id (within a house). </text:p>
        </text:list-item>
        <text:list-item>
          <text:p text:style-name="P5">Every household contains multiple smart plugs and a smart plug has a load sensor measuring current load with Watt as unit. </text:p>
        </text:list-item>
        <text:list-item>
          <text:p text:style-name="P5">For the purpose of this hackathon: </text:p>
          <text:list>
            <text:list-item>
              <text:p text:style-name="P5">All the smart plug data for a household has been aggregated at the household level. </text:p>
            </text:list-item>
            <text:list-item>
              <text:p text:style-name="P5">Smart plug collects the data every second, however for this problem the load values have been aggregated at minute level </text:p>
            </text:list-item>
          </text:list>
        </text:list-item>
        <text:list-item>
          <text:p text:style-name="P2">Total duration of data is ~30 days for each household and house combination. </text:p>
        </text:list-item>
      </text:list>
      <text:p text:style-name="Text_20_body"> The schema of the base stream (<text:span text:style-name="Strong_20_Emphasis">household.csv available at the train link</text:span>) is following:</text:p>
      <text:p text:style-name="Text_20_body"><text:span text:style-name="Strong_20_Emphasis">house_id</text:span> – a unique identifier of a house where the household with the plug is located [32 bit unsigned integer value]</text:p>
      <text:p text:style-name="Text_20_body"><text:span text:style-name="Strong_20_Emphasis">household_id</text:span> – a unique identifier of a household (within a house) where the plug is located [32 bit unsigned integer value]</text:p>
      <text:p text:style-name="Text_20_body"><text:span text:style-name="Strong_20_Emphasis">timestamp</text:span> – timestamp of measurement (number of seconds since January 1, 1970, 00:00:00 GMT) [32 bit unsigned integer value]</text:p>
      <text:p text:style-name="Text_20_body"><text:span text:style-name="Strong_20_Emphasis">value</text:span> – the measurement [32 bit floating point]</text:p>
      <text:p text:style-name="Text_20_body">Comma separated first 5 rows of the data:</text:p>
      <text:p text:style-name="Text_20_body"><text:span text:style-name="Source_20_Text">house_id,household_id,timestamp,value</text:span></text:p>
      <text:p text:style-name="Text_20_body"><text:span text:style-name="Source_20_Text">0,0,1377986400,1713.57</text:span></text:p>
      <text:p text:style-name="Text_20_body"><text:span text:style-name="Source_20_Text">0,0,1377986460,1704.37</text:span></text:p>
      <text:p text:style-name="Text_20_body"><text:span text:style-name="Source_20_Text">0,0,1377986520,1803.62</text:span></text:p>
      <text:p text:style-name="Text_20_body"><text:span text:style-name="Source_20_Text">0,0,1377986580,1802.37</text:span></text:p>
      <text:p text:style-name="Text_20_body"><text:span text:style-name="Source_20_Text">0,0,1377986640,1795.07</text:span></text:p>
      <text:p text:style-name="Text_20_body"><text:span text:style-name="Source_20_Text">0,0,1377986700,1778.17</text:span></text:p>
      <text:p text:style-name="Text_20_body"><text:soft-page-break/> </text:p>
      <text:p text:style-name="Text_20_body">The data set is collected in an uncontrolled, real-world environment, which implies <text:span text:style-name="Strong_20_Emphasis">the possibility of malformed data as well as missing measurements.</text:span></text:p>
      <text:h text:style-name="Heading_20_3" text:outline-level="3"><text:bookmark text:name="requirements"/>Requirements:</text:h>
      <text:list xml:id="list3366438901" text:style-name="L3">
        <text:list-item>
          <text:p text:style-name="P6">Data must be consumed in a streaming fashion. </text:p>
        </text:list-item>
        <text:list-item>
          <text:p text:style-name="P6">A component which will help you read the data from the decompressed file and push it to Kafka. </text:p>
        </text:list-item>
        <text:list-item>
          <text:p text:style-name="P6">Once the data is being streamed through Kafka you may use any processing system of your choice to ingest the data. </text:p>
        </text:list-item>
        <text:list-item>
          <text:p text:style-name="P6">Expectation is that before proceeding with any calculations, data needs to be cleansed, free from duplicates and missing data conditioned. </text:p>
        </text:list-item>
        <text:list-item>
          <text:p text:style-name="P6">Data must be consumed in streamed fashion. This means that the system processing currently an event with timestamp <text:span text:style-name="Strong_20_Emphasis">ts</text:span> can only work with events with timestamps smaller or equal to <text:span text:style-name="Strong_20_Emphasis">ts</text:span>, i.e., those it has already seen. </text:p>
        </text:list-item>
        <text:list-item>
          <text:p text:style-name="P3"><text:span text:style-name="Strong_20_Emphasis">Specifically, no precomputation based on the whole data set must be made</text:span>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3.0.3$Windows_X86_64 LibreOffice_project/7074905676c47b82bbcfbea1aeefc84afe1c50e1</meta:generator>
    <dc:date>2018-07-02T10:23:19.108000000</dc:date>
    <meta:document-statistic meta:table-count="0" meta:image-count="0" meta:object-count="0" meta:page-count="2" meta:paragraph-count="38" meta:word-count="479" meta:character-count="3014" meta:non-whitespace-character-count="2564"/>
    <meta:user-defined meta:name="Info 1"/>
    <meta:user-defined meta:name="Info 2"/>
    <meta:user-defined meta:name="Info 3"/>
    <meta:user-defined meta:name="Info 4"/>
  </office:meta>
</office:document-meta>
</file>